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a810" officeooo:paragraph-rsid="001ca810"/>
    </style:style>
    <style:style style:name="P2" style:family="paragraph" style:parent-style-name="Standard" style:list-style-name="L1">
      <style:text-properties officeooo:rsid="002336b6" officeooo:paragraph-rsid="002336b6"/>
    </style:style>
    <style:style style:name="P3" style:family="paragraph" style:parent-style-name="Standard" style:list-style-name="L1">
      <style:text-properties officeooo:rsid="001ed441" officeooo:paragraph-rsid="001ed441"/>
    </style:style>
    <style:style style:name="P4" style:family="paragraph" style:parent-style-name="Standard" style:list-style-name="L1">
      <style:text-properties officeooo:rsid="00205bb2" officeooo:paragraph-rsid="00205bb2"/>
    </style:style>
    <style:style style:name="T1" style:family="text">
      <style:text-properties officeooo:rsid="001ed441"/>
    </style:style>
    <style:style style:name="T2" style:family="text">
      <style:text-properties officeooo:rsid="0021c7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9817756192514137" text:style-name="L1">
        <text:list-item>
          <text:p text:style-name="P1">Present design <text:span text:style-name="T1">(again?)</text:span>. 1 day.</text:p>
        </text:list-item>
        <text:list-item>
          <text:p text:style-name="P1">Create technical specs from design. 3-<text:span text:style-name="T1">5</text:span> days.</text:p>
          <text:p text:style-name="P2"/>
        </text:list-item>
        <text:list-item>
          <text:p text:style-name="P1">Implement server side. 1-2 weeks.</text:p>
          <text:list>
            <text:list-item>
              <text:p text:style-name="P3">Ability to toggle 2FA for user. 1 day.</text:p>
            </text:list-item>
            <text:list-item>
              <text:p text:style-name="P3">Ability to toggle 2FA for organization. 1 day.</text:p>
            </text:list-item>
            <text:list-item>
              <text:p text:style-name="P3">Updates to password resetting. 1-2 days.</text:p>
            </text:list-item>
            <text:list-item>
              <text:p text:style-name="P3">Ability to accept 2FA secret from app. 4 days.</text:p>
            </text:list-item>
            <text:list-item>
              <text:p text:style-name="P3">Modify login to work with 2FA. 2-<text:span text:style-name="T2">5</text:span> days/service.</text:p>
              <text:p text:style-name="P3"/>
            </text:list-item>
          </text:list>
        </text:list-item>
        <text:list-item>
          <text:p text:style-name="P2">Implement web side.</text:p>
          <text:list>
            <text:list-item>
              <text:p text:style-name="P2">“UI” front end changes (?) 1 day? Part of implementing web service?</text:p>
            </text:list-item>
          </text:list>
          <text:p text:style-name="P1"/>
        </text:list-item>
        <text:list-item>
          <text:p text:style-name="P1">Implement app side. 1-2 weeks/<text:span text:style-name="T2">app</text:span>.</text:p>
          <text:list>
            <text:list-item>
              <text:p text:style-name="P4">UI changes: 2 days.</text:p>
            </text:list-item>
            <text:list-item>
              <text:p text:style-name="P4">Ability to encrypt/decrypt secret: 2 days.</text:p>
            </text:list-item>
            <text:list-item>
              <text:p text:style-name="P4">Ability to recieve 2FA secret: 2-3 days.</text:p>
            </text:list-item>
            <text:list-item>
              <text:p text:style-name="P4">Login: 4 day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9:16:02.153040019</meta:creation-date>
    <dc:date>2017-02-13T10:57:31.968364733</dc:date>
    <meta:editing-duration>PT7H38M2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14" meta:character-count="580" meta:non-whitespace-character-count="499"/>
  </office:meta>
</office:document-meta>
</file>